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42970" officeooo:paragraph-rsid="00142970"/>
    </style:style>
    <style:style style:name="P2" style:family="paragraph" style:parent-style-name="Standard">
      <style:paragraph-properties fo:text-align="center" style:justify-single-word="false"/>
      <style:text-properties fo:font-size="32pt" officeooo:rsid="00142970" officeooo:paragraph-rsid="00142970" style:font-size-asian="32pt" style:font-size-complex="32pt"/>
    </style:style>
    <style:style style:name="P3" style:family="paragraph" style:parent-style-name="Header">
      <style:text-properties officeooo:rsid="0019ebaa" officeooo:paragraph-rsid="0019eb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CP编程框架</text:p>
      <text:p text:style-name="P1"/>
      <text:p text:style-name="P1">服务器</text:p>
      <text:p text:style-name="P1">#include &lt;winsock2.h&gt;</text:p>
      <text:p text:style-name="P1">#include &lt;stdio.h&gt;</text:p>
      <text:p text:style-name="P1">#include &lt;io.h&gt;</text:p>
      <text:p text:style-name="P1"/>
      <text:p text:style-name="P1">#define PORT 124</text:p>
      <text:p text:style-name="P1">#define LEN <text:s/>1024</text:p>
      <text:p text:style-name="P1">#pragma comment (lib, "ws2_32.lib")</text:p>
      <text:p text:style-name="P1"/>
      <text:p text:style-name="P1">int main ()</text:p>
      <text:p text:style-name="P1">{</text:p>
      <text:p text:style-name="P1"><text:tab/>WSADATA wsaData;</text:p>
      <text:p text:style-name="P1"><text:tab/>SOCKET sl;</text:p>
      <text:p text:style-name="P1"><text:tab/>sockaddr_in in, from;</text:p>
      <text:p text:style-name="P1"><text:tab/>int fromlen, i;</text:p>
      <text:p text:style-name="P1"><text:tab/>char buf[LEN];</text:p>
      <text:p text:style-name="P1"><text:tab/>SOCKET sc;</text:p>
      <text:p text:style-name="P1"/>
      <text:p text:style-name="P1"><text:tab/>WSAStartup (MAKEWORD(2,2), &amp;wsaData);</text:p>
      <text:p text:style-name="P1"><text:tab/>memset (&amp;in, 0, sizeof(in));</text:p>
      <text:p text:style-name="P1"><text:tab/>in.sin_family = AF_INET;</text:p>
      <text:p text:style-name="P1"><text:tab/>in.sin_port <text:s text:c="2"/>= htons(PORT);</text:p>
      <text:p text:style-name="P1"><text:tab/>in.sin_addr.s_addr = inet_addr ("127.0.0.1");</text:p>
      <text:p text:style-name="P1"><text:tab/>sl = socket (AF_INET, SOCK_STREAM, 0);</text:p>
      <text:p text:style-name="P1"><text:tab/>bind (sl, (sockaddr *)&amp;in, sizeof(in));</text:p>
      <text:p text:style-name="P1"><text:tab/>listen(sl, 5);</text:p>
      <text:p text:style-name="P1"><text:tab/>memset (&amp;from, 0, sizeof(from));</text:p>
      <text:p text:style-name="P1"><text:tab/>fromlen = sizeof(from);</text:p>
      <text:p text:style-name="P1"><text:tab/>sc = accept (sl, (sockaddr *)from, &amp;fromlen);</text:p>
      <text:p text:style-name="P1"/>
      <text:p text:style-name="P1"><text:tab/>/* get buf */</text:p>
      <text:p text:style-name="P1"><text:tab/>len = recv(ss, buf, LEN, 0);</text:p>
      <text:p text:style-name="P1"><text:tab/>printf ("Recv:%s\n", buf);</text:p>
      <text:p text:style-name="P1"><text:tab/>/* send buf */</text:p>
      <text:p text:style-name="P1"><text:tab/>send (sc, buf, len, 0);</text:p>
      <text:p text:style-name="P1"/>
      <text:p text:style-name="P1"><text:tab/>closesocket(sc);</text:p>
      <text:p text:style-name="P1"><text:tab/>closesocket(sl);</text:p>
      <text:p text:style-name="P1"><text:tab/>WSACleanup()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客户端</text:p>
      <text:p text:style-name="P1">#include &lt;winsock2.h&gt;</text:p>
      <text:p text:style-name="P1">#include &lt;stdio.h&gt;</text:p>
      <text:p text:style-name="P1"/>
      <text:p text:style-name="P1">#define PORT 124</text:p>
      <text:p text:style-name="P1">#define LEN 1024</text:p>
      <text:p text:style-name="P1">#pragma commet(lib, "ws2_32.lib")</text:p>
      <text:p text:style-name="P1"/>
      <text:p text:style-name="P1">void main ()</text:p>
      <text:p text:style-name="P1">{</text:p>
      <text:p text:style-name="P1"><text:tab/>WSADATA wsaData;</text:p>
      <text:p text:style-name="P1"><text:tab/>SOCKET s;</text:p>
      <text:p text:style-name="P1"><text:tab/>int len;</text:p>
      <text:p text:style-name="P1"><text:tab/>sockaddr_in to;</text:p>
      <text:p text:style-name="P1"><text:tab/>char buf[LEN];</text:p>
      <text:p text:style-name="P1"><text:tab/></text:p>
      <text:p text:style-name="P1"><text:tab/>WSAStartup(MAKEWORD(2,2), &amp;wsaData);</text:p>
      <text:p text:style-name="P1"><text:tab/>s = socket(AF_INET, SOCKSTREAM, 0);</text:p>
      <text:p text:style-name="P1"><text:tab/>memset (&amp;to, 0, sizeof(to));</text:p>
      <text:p text:style-name="P1"><text:tab/>to.sin_family = AF_INET;</text:p>
      <text:p text:style-name="P1"><text:tab/>to.sin_addr.s_addr = inet_addr("127.0.0.1");</text:p>
      <text:p text:style-name="P1"><text:tab/>int x = connect(s, (sockaddr *)&amp;to, sizeof(to));</text:p>
      <text:p text:style-name="P1"/>
      <text:p text:style-name="P1"><text:tab/>scanf ("%s", buf);</text:p>
      <text:p text:style-name="P1"><text:tab/>int y = send (s, buf, strlen(buf), 0);</text:p>
      <text:p text:style-name="P1"/>
      <text:p text:style-name="P1"><text:tab/>len = recv(s, buf, LEN, 0);</text:p>
      <text:p text:style-name="P1"><text:tab/>printf ("Recv:%s\n", buf);</text:p>
      <text:p text:style-name="P1"/>
      <text:p text:style-name="P1"><text:tab/>closesocket(s);</text:p>
      <text:p text:style-name="P1"><text:tab/>WSACleanup();</text:p>
      <text:p text:style-name="P1">}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9ebaa" officeooo:paragraph-rsid="0019eba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CP编程框架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08:48:07.380434709</meta:creation-date>
    <dc:date>2014-06-05T08:50:18.447193427</dc:date>
    <meta:editing-duration>PT1M10S</meta:editing-duration>
    <meta:editing-cycles>5</meta:editing-cycles>
    <meta:generator>LibreOffice/4.2.3.3$Linux_x86 LibreOffice_project/420m0$Build-3</meta:generator>
    <meta:document-statistic meta:table-count="0" meta:image-count="0" meta:object-count="0" meta:page-count="2" meta:paragraph-count="64" meta:word-count="194" meta:character-count="1318" meta:non-whitespace-character-count="1153"/>
  </office:meta>
</office:document-meta>
</file>